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f3e82"/>
    </style:style>
    <style:style style:name="P3" style:family="paragraph" style:parent-style-name="Text_20_body">
      <style:text-properties officeooo:rsid="000f3e82" officeooo:paragraph-rsid="000f3e82"/>
    </style:style>
    <style:style style:name="P4" style:family="paragraph" style:parent-style-name="Text_20_body">
      <style:paragraph-properties fo:text-align="center" style:justify-single-word="false"/>
      <style:text-properties fo:font-style="normal" fo:font-weight="normal" officeooo:rsid="0013b7a7" officeooo:paragraph-rsid="0015e51d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officeooo:paragraph-rsid="000c4d51"/>
    </style:style>
    <style:style style:name="P6" style:family="paragraph" style:parent-style-name="Text_20_body" style:list-style-name="L1">
      <style:text-properties officeooo:rsid="000c4d51" officeooo:paragraph-rsid="000c4d51"/>
    </style:style>
    <style:style style:name="P7" style:family="paragraph" style:parent-style-name="Text_20_body" style:list-style-name="L1">
      <style:text-properties officeooo:rsid="000c4d51" officeooo:paragraph-rsid="0014aff6"/>
    </style:style>
    <style:style style:name="P8" style:family="paragraph" style:parent-style-name="Text_20_body" style:list-style-name="L1">
      <style:text-properties officeooo:rsid="000c4d51" officeooo:paragraph-rsid="0015e51d"/>
    </style:style>
    <style:style style:name="P9" style:family="paragraph" style:parent-style-name="Text_20_body" style:list-style-name="L1">
      <style:text-properties officeooo:rsid="000f3e82" officeooo:paragraph-rsid="000c4d51"/>
    </style:style>
    <style:style style:name="P10" style:family="paragraph" style:parent-style-name="Text_20_body" style:list-style-name="L1">
      <style:text-properties officeooo:rsid="000f3e82" officeooo:paragraph-rsid="0014aff6"/>
    </style:style>
    <style:style style:name="P11" style:family="paragraph" style:parent-style-name="Text_20_body" style:list-style-name="L1">
      <style:text-properties officeooo:rsid="000f3e82" officeooo:paragraph-rsid="0015e51d"/>
    </style:style>
    <style:style style:name="P12" style:family="paragraph" style:parent-style-name="Text_20_body" style:list-style-name="L1">
      <style:text-properties officeooo:rsid="0013b7a7" officeooo:paragraph-rsid="0015e51d"/>
    </style:style>
    <style:style style:name="P13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13b7a7" officeooo:paragraph-rsid="0015e51d"/>
    </style:style>
    <style:style style:name="P14" style:family="paragraph" style:parent-style-name="Text_20_body" style:list-style-name="L1">
      <style:paragraph-properties fo:margin-left="2.501cm" fo:margin-right="0cm" fo:text-indent="-0.635cm" style:auto-text-indent="false"/>
      <style:text-properties officeooo:paragraph-rsid="0015e51d"/>
    </style:style>
    <style:style style:name="T1" style:family="text">
      <style:text-properties officeooo:rsid="000f3e82"/>
    </style:style>
    <style:style style:name="T2" style:family="text">
      <style:text-properties officeooo:rsid="000f71b7"/>
    </style:style>
    <style:style style:name="T3" style:family="text">
      <style:text-properties officeooo:rsid="001373c2"/>
    </style:style>
    <style:style style:name="T4" style:family="text">
      <style:text-properties officeooo:rsid="001280bd"/>
    </style:style>
    <style:style style:name="T5" style:family="text">
      <style:text-properties officeooo:rsid="0010aad0"/>
    </style:style>
    <style:style style:name="T6" style:family="text">
      <style:text-properties officeooo:rsid="000c4d51"/>
    </style:style>
    <style:style style:name="T7" style:family="text">
      <style:text-properties officeooo:rsid="0015e51d"/>
    </style:style>
    <style:style style:name="T8" style:family="text">
      <style:text-properties officeooo:rsid="0013b7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2"><text:span text:style-name="T1">Visualizza i candidati </text:span><text:span text:style-name="T2">non idonei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3">Sara: Amministra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21398814" text:style-name="L1">
              <text:list-item>
                <text:p text:style-name="P6"><text:span text:style-name="T1">Sara è amministratore dell'asilo nido Mazzetti. </text:span><text:span text:style-name="T3">Le viene notificata la possibilità di effettuare uno scorrimento delle graduatorie, Sara dovrà dunque accedere alla graduatoria in questione per verificare i nominativi dei nuovi possibili candidati idonei</text:span><text:span text:style-name="T1">.</text:span></text:p>
                <text:p text:style-name="P9"/>
              </text:list-item>
              <text:list-item>
                <text:p text:style-name="P7">2. <text:span text:style-name="T1">Sara accede ad @sil</text:span><text:span text:style-name="T4">o </text:span><text:span text:style-name="T1">digitando </text:span><text:span text:style-name="T5">“</text:span><text:span text:style-name="T4">SaraX” come nome utente e “xyz123” come password</text:span><text:span text:style-name="T1">.</text:span></text:p>
                <text:p text:style-name="P10"/>
              </text:list-item>
              <text:list-item>
                <text:p text:style-name="P13">Il sistema visualizza l'area personale.</text:p>
                <text:p text:style-name="P12"/>
              </text:list-item>
              <text:list-item>
                <text:p text:style-name="P12">Sara accede alla funzione di “Ricerca iscritti per idoneità”</text:p>
                <text:p text:style-name="P11"/>
              </text:list-item>
              <text:list-item>
                <text:p text:style-name="P14"><text:span text:style-name="T6"><text:s/></text:span><text:span text:style-name="T8">Il sistema</text:span><text:span text:style-name="T1"> mostra a Sara l'interfaccia </text:span><text:span text:style-name="T8">con delle opzioni “Iscritti idonei” e “Iscritti non idonei”</text:span></text:p>
                <text:p text:style-name="P11"/>
              </text:list-item>
              <text:list-item>
                <text:p text:style-name="P8"><text:span text:style-name="T1">Sara accede alla sezione </text:span><text:span text:style-name="T8">iscritti </text:span><text:span text:style-name="T7">non</text:span><text:span text:style-name="T8"> idonei.</text:span></text:p>
                <text:p text:style-name="P11"/>
              </text:list-item>
              <text:list-item>
                <text:p text:style-name="P14"><text:span text:style-name="T8">Il sistema</text:span><text:span text:style-name="T1"> elabora l'informazione ricevuta e visualizza l'elenco richiesto.</text:span></text:p>
                <text:p text:style-name="P11"/>
              </text:list-item>
              <text:list-item>
                <text:p text:style-name="P11"><text:span text:style-name="T8">S</text:span>ara acquisisce le informazioni richieste ed effettua il logout dal sistema.</text:p>
              </text:list-item>
            </text:list>
          </table:table-cell>
        </table:table-row>
      </table:table>
      <text:p text:style-name="P4">SC_A_<text:span text:style-name="T7">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04:35</meta:creation-date>
    <meta:editing-duration>P0D</meta:editing-duration>
    <meta:editing-cycles>9</meta:editing-cycles>
    <meta:generator>LibreOffice/3.6$Windows_x86 LibreOffice_project/da8c1e6-fd468f4-454e206-f42a4a9-143cfd</meta:generator>
    <dc:date>2012-10-23T01:27:15.20</dc:date>
    <meta:document-statistic meta:table-count="1" meta:image-count="0" meta:object-count="0" meta:page-count="1" meta:paragraph-count="14" meta:word-count="129" meta:character-count="874" meta:non-whitespace-character-count="765"/>
  </office:meta>
</office:document-meta>
</file>